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erif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READ-ME</text:p>
      <text:p text:style-name="P1"/>
      <text:p text:style-name="P2">While taking join of two tables don’t put space after comma(“,”), i.e., this “select * from table1,table2” is acceptable but this “select * from table1, <text:s/>table2” is not acceptable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1T20:00:26.042630887</dc:date>
    <meta:editing-duration>PT50S</meta:editing-duration>
    <meta:editing-cycles>1</meta:editing-cycles>
    <meta:document-statistic meta:table-count="0" meta:image-count="0" meta:object-count="0" meta:page-count="1" meta:paragraph-count="2" meta:word-count="30" meta:character-count="187" meta:non-whitespace-character-count="158"/>
    <meta:generator>LibreOffice/6.0.3.2$Linux_X86_64 LibreOffice_project/00m0$Build-2</meta:generator>
  </office:meta>
</office:document-meta>
</file>